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szacować jaki prąd będzie z zasilacza pobierany w szczególności jeżeli podnosi napięcie . Sprawdzić pozycje ograniczników prądowy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 dac kilkadziesiąt omów albo 0 omów coś tam trzeba wsadzi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 gzie są zaciski wyjściowe</text:p>
          </table:table-cell>
          <table:table-cell/>
          <table:table-cell office:value-type="string" calcext:value-type="string">
            <text:p>2-wyjscie</text:p>
          </table:table-cell>
          <table:table-cell/>
        </table:table-row>
        <table:table-row table:style-name="ro1">
          <table:table-cell office:value-type="string" calcext:value-type="string">
            <text:p>Niebieskie gniazdko jest dla cewki</text:p>
          </table:table-cell>
          <table:table-cell/>
          <table:table-cell office:value-type="string" calcext:value-type="string">
            <text:p>1-wejscie</text:p>
          </table:table-cell>
          <table:table-cell office:value-type="string" calcext:value-type="string">
            <text:p>wejście do 15 V z palcem na układzie scalonym co by się nie zagotował</text:p>
          </table:table-cell>
        </table:table-row>
        <table:table-row table:style-name="ro1">
          <table:table-cell office:value-type="string" calcext:value-type="string">
            <text:p>minus jest na górze zasilania masa wyjś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opornika RSC oscyloskop <text:s/>z jednej stronie na 1:1 z drugiej strony krokodyl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SC tak naprawde zależy od IRSC który jest pradem kluc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Charakterytyka – przejściowa U2/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tępnie na pudeku gałka w prawo <text:s/>patrzymy jaki płynie prąd na wyjsciu I patrzymy na oscylosk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razek tak ab mneij więcej ma przypominać przebieg modelowy powinien obrazek być stabilny Izależy od wartości pobieranego prą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ęstotliwość ma być zbliżona do założonej nie 3kHz I nie 126Khz :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ład działa inaczje niż na symulacji , zakładaliśmy konkretną cześtotliwośc wsp. Wypełnienia I to że prąd jest cały czas pobierany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z prąd może się zmieniać nawet powyżej wartości maksymalnej . On pobiera energie ze źródła a w kolejnej chwili oddaje do obciążeni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mencie pobierania nie iwe czy będzie mógł ją oddać , jak nie może to robi się problem energia rosnąć nie moż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niewielkim zakresie częstotliwośc będzie idealnie modelowa, ma przypominać modelo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tawić taką wartość prądu obciążającego aby przebiegi przypominały przebieg modelo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y tym prądzie mierzymy charakterystyke U2 od 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a charakterystyka jest charakterystyk a wyjściową U2 od I2 bez zwarcia!! ( nie zwieramy obciążenia) od rozwarcia poprzez wszystkie poziomy przełączn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 bedziemy szli w stornei coraz wiekszych prądów ( mniejsze wartości ) palec na scalaku bo może się gotowa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nomin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któw tyle ile da obicąże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y pomiarze 2 charakterystyki jednocześnie mierzymy U1 I I1 czyli to co jets na wejści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ność n=p2/p2*100%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7.4185in" svg:height="4.0886in" svg:x="8.0394in" svg:y="0.3138in">
            <draw:object draw:notify-on-update-of-ranges="Sheet2.A2:Sheet2.A32 Sheet2.B2:Sheet2.B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3276in" svg:height="3.9736in" svg:x="8.0543in" svg:y="4.622in">
            <draw:object draw:notify-on-update-of-ranges="Sheet2.E2:Sheet2.E13 Sheet2.D2:Sheet2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2992in" svg:height="3.6657in" svg:x="8.072in" svg:y="8.9142in">
            <draw:object draw:notify-on-update-of-ranges="Sheet2.E2:Sheet2.E13 Sheet2.H21:Sheet2.H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U1 [V]</text:p>
          </table:table-cell>
          <table:table-cell office:value-type="string" calcext:value-type="string">
            <text:p>U2 [V]</text:p>
          </table:table-cell>
          <table:table-cell/>
          <table:table-cell office:value-type="string" calcext:value-type="string">
            <text:p>U2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1[mA]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197" calcext:value-type="float">
            <text:p>6.197</text:p>
          </table:table-cell>
          <table:table-cell office:value-type="float" office:value="27.915" calcext:value-type="float">
            <text:p>27.915</text:p>
          </table:table-cell>
          <table:table-cell office:value-type="float" office:value="9" calcext:value-type="float">
            <text:p>9</text:p>
          </table:table-cell>
          <table:table-cell office:value-type="float" office:value="25.82" calcext:value-type="float">
            <text:p>25.8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.192" calcext:value-type="float">
            <text:p>6.192</text:p>
          </table:table-cell>
          <table:table-cell office:value-type="float" office:value="41.32" calcext:value-type="float">
            <text:p>41.32</text:p>
          </table:table-cell>
          <table:table-cell office:value-type="float" office:value="9" calcext:value-type="float">
            <text:p>9</text:p>
          </table:table-cell>
          <table:table-cell office:value-type="float" office:value="36.87" calcext:value-type="float">
            <text:p>36.8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.191" calcext:value-type="float">
            <text:p>6.191</text:p>
          </table:table-cell>
          <table:table-cell office:value-type="float" office:value="51.023" calcext:value-type="float">
            <text:p>51.023</text:p>
          </table:table-cell>
          <table:table-cell office:value-type="float" office:value="9" calcext:value-type="float">
            <text:p>9</text:p>
          </table:table-cell>
          <table:table-cell office:value-type="float" office:value="44.923" calcext:value-type="float">
            <text:p>44.92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188" calcext:value-type="float">
            <text:p>6.188</text:p>
          </table:table-cell>
          <table:table-cell office:value-type="float" office:value="77.11" calcext:value-type="float">
            <text:p>77.11</text:p>
          </table:table-cell>
          <table:table-cell office:value-type="float" office:value="9" calcext:value-type="float">
            <text:p>9</text:p>
          </table:table-cell>
          <table:table-cell office:value-type="float" office:value="66.82" calcext:value-type="float">
            <text:p>66.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float" office:value="6.184" calcext:value-type="float">
            <text:p>6.184</text:p>
          </table:table-cell>
          <table:table-cell office:value-type="float" office:value="108.47" calcext:value-type="float">
            <text:p>108.47</text:p>
          </table:table-cell>
          <table:table-cell office:value-type="float" office:value="9" calcext:value-type="float">
            <text:p>9</text:p>
          </table:table-cell>
          <table:table-cell office:value-type="float" office:value="93.56" calcext:value-type="float">
            <text:p>93.56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6.178" calcext:value-type="float">
            <text:p>6.178</text:p>
          </table:table-cell>
          <table:table-cell office:value-type="float" office:value="154.98" calcext:value-type="float">
            <text:p>154.98</text:p>
          </table:table-cell>
          <table:table-cell office:value-type="float" office:value="9" calcext:value-type="float">
            <text:p>9</text:p>
          </table:table-cell>
          <table:table-cell office:value-type="float" office:value="134.13" calcext:value-type="float">
            <text:p>134.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6.126" calcext:value-type="float">
            <text:p>6.126</text:p>
          </table:table-cell>
          <table:table-cell office:value-type="float" office:value="194.13" calcext:value-type="float">
            <text:p>194.13</text:p>
          </table:table-cell>
          <table:table-cell office:value-type="float" office:value="9" calcext:value-type="float">
            <text:p>9</text:p>
          </table:table-cell>
          <table:table-cell office:value-type="float" office:value="168.09" calcext:value-type="float">
            <text:p>168.09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269.77" calcext:value-type="float">
            <text:p>269.77</text:p>
          </table:table-cell>
          <table:table-cell office:value-type="float" office:value="9" calcext:value-type="float">
            <text:p>9</text:p>
          </table:table-cell>
          <table:table-cell office:value-type="float" office:value="228.1" calcext:value-type="float">
            <text:p>22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5.518" calcext:value-type="float">
            <text:p>5.518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4.791" calcext:value-type="float">
            <text:p>4.791</text:p>
          </table:table-cell>
          <table:table-cell office:value-type="float" office:value="408.5" calcext:value-type="float">
            <text:p>408.5</text:p>
          </table:table-cell>
          <table:table-cell office:value-type="float" office:value="9" calcext:value-type="float">
            <text:p>9</text:p>
          </table:table-cell>
          <table:table-cell office:value-type="float" office:value="300.5" calcext:value-type="float">
            <text:p>30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.8084" calcext:value-type="float">
            <text:p>3.8084</text:p>
          </table:table-cell>
          <table:table-cell office:value-type="float" office:value="446.3" calcext:value-type="float">
            <text:p>446.3</text:p>
          </table:table-cell>
          <table:table-cell office:value-type="float" office:value="9" calcext:value-type="float">
            <text:p>9</text:p>
          </table:table-cell>
          <table:table-cell office:value-type="float" office:value="270.7" calcext:value-type="float">
            <text:p>270.7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3.331" calcext:value-type="float">
            <text:p>3.331</text:p>
          </table:table-cell>
          <table:table-cell office:value-type="float" office:value="464.8" calcext:value-type="float">
            <text:p>464.8</text:p>
          </table:table-cell>
          <table:table-cell office:value-type="float" office:value="9" calcext:value-type="float">
            <text:p>9</text:p>
          </table:table-cell>
          <table:table-cell office:value-type="float" office:value="250.8" calcext:value-type="float">
            <text:p>250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6" calcext:value-type="float">
            <text:p>3.86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2" calcext:value-type="float">
            <text:p>4.3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7" calcext:value-type="float">
            <text:p>4.67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12" calcext:value-type="float">
            <text:p>5.1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.94" calcext:value-type="float">
            <text:p>5.9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T=17.2us</text:p>
          </table:table-cell>
          <table:table-cell office:value-type="string" calcext:value-type="string">
            <text:p>F=58.6kHz</text:p>
          </table:table-cell>
          <table:table-cell table:number-columns-repeated="4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.18" calcext:value-type="float">
            <text:p>6.18</text:p>
          </table:table-cell>
          <table:table-cell table:number-columns-repeated="3"/>
          <table:table-cell table:formula="of:=[.D2]*[.E2]" office:value-type="float" office:value="172.989255" calcext:value-type="float">
            <text:p>172.989255</text:p>
          </table:table-cell>
          <table:table-cell table:formula="of:=[.F2]*[.G2]" office:value-type="float" office:value="232.38" calcext:value-type="float">
            <text:p>232.38</text:p>
          </table:table-cell>
          <table:table-cell table:formula="of:=[.F21]/[.G21]*1" office:value-type="float" office:value="0.744424025303382" calcext:value-type="float">
            <text:p>0.7444240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9" calcext:value-type="float">
            <text:p>6.19</text:p>
          </table:table-cell>
          <table:table-cell table:number-columns-repeated="3"/>
          <table:table-cell table:formula="of:=[.D3]*[.E3]" office:value-type="float" office:value="255.85344" calcext:value-type="float">
            <text:p>255.85344</text:p>
          </table:table-cell>
          <table:table-cell table:formula="of:=[.F3]*[.G3]" office:value-type="float" office:value="331.83" calcext:value-type="float">
            <text:p>331.83</text:p>
          </table:table-cell>
          <table:table-cell table:formula="of:=[.F22]/[.G22]*1" office:value-type="float" office:value="0.771037700027122" calcext:value-type="float">
            <text:p>0.771037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.19" calcext:value-type="float">
            <text:p>6.19</text:p>
          </table:table-cell>
          <table:table-cell table:number-columns-repeated="3"/>
          <table:table-cell table:formula="of:=[.D4]*[.E4]" office:value-type="float" office:value="315.883393" calcext:value-type="float">
            <text:p>315.883393</text:p>
          </table:table-cell>
          <table:table-cell table:formula="of:=[.F4]*[.G4]" office:value-type="float" office:value="404.307" calcext:value-type="float">
            <text:p>404.307</text:p>
          </table:table-cell>
          <table:table-cell table:formula="of:=[.F23]/[.G23]*1" office:value-type="float" office:value="0.781295879121559" calcext:value-type="float">
            <text:p>0.781295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92" calcext:value-type="float">
            <text:p>6.192</text:p>
          </table:table-cell>
          <table:table-cell table:number-columns-repeated="3"/>
          <table:table-cell table:formula="of:=[.D5]*[.E5]" office:value-type="float" office:value="477.15668" calcext:value-type="float">
            <text:p>477.15668</text:p>
          </table:table-cell>
          <table:table-cell table:formula="of:=[.F5]*[.G5]" office:value-type="float" office:value="601.38" calcext:value-type="float">
            <text:p>601.38</text:p>
          </table:table-cell>
          <table:table-cell table:formula="of:=[.F24]/[.G24]*1" office:value-type="float" office:value="0.793436230004324" calcext:value-type="float">
            <text:p>0.7934362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.192" calcext:value-type="float">
            <text:p>6.192</text:p>
          </table:table-cell>
          <table:table-cell table:number-columns-repeated="3"/>
          <table:table-cell table:formula="of:=[.D6]*[.E6]" office:value-type="float" office:value="670.77848" calcext:value-type="float">
            <text:p>670.77848</text:p>
          </table:table-cell>
          <table:table-cell table:formula="of:=[.F6]*[.G6]" office:value-type="float" office:value="842.04" calcext:value-type="float">
            <text:p>842.04</text:p>
          </table:table-cell>
          <table:table-cell table:formula="of:=[.F25]/[.G25]*1" office:value-type="float" office:value="0.796611182366634" calcext:value-type="float">
            <text:p>0.7966111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94" calcext:value-type="float">
            <text:p>6.194</text:p>
          </table:table-cell>
          <table:table-cell table:number-columns-repeated="3"/>
          <table:table-cell table:formula="of:=[.D7]*[.E7]" office:value-type="float" office:value="957.46644" calcext:value-type="float">
            <text:p>957.46644</text:p>
          </table:table-cell>
          <table:table-cell table:formula="of:=[.F7]*[.G7]" office:value-type="float" office:value="1207.17" calcext:value-type="float">
            <text:p>1207.17</text:p>
          </table:table-cell>
          <table:table-cell table:formula="of:=[.F26]/[.G26]*1" office:value-type="float" office:value="0.793149630955044" calcext:value-type="float">
            <text:p>0.7931496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6.194" calcext:value-type="float">
            <text:p>6.194</text:p>
          </table:table-cell>
          <table:table-cell table:number-columns-repeated="3"/>
          <table:table-cell table:formula="of:=[.D8]*[.E8]" office:value-type="float" office:value="1189.24038" calcext:value-type="float">
            <text:p>1189.24038</text:p>
          </table:table-cell>
          <table:table-cell table:formula="of:=[.F8]*[.G8]" office:value-type="float" office:value="1512.81" calcext:value-type="float">
            <text:p>1512.81</text:p>
          </table:table-cell>
          <table:table-cell table:formula="of:=[.F27]/[.G27]*1" office:value-type="float" office:value="0.786113510619311" calcext:value-type="float">
            <text:p>0.7861135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96" calcext:value-type="float">
            <text:p>6.196</text:p>
          </table:table-cell>
          <table:table-cell table:number-columns-repeated="3"/>
          <table:table-cell table:formula="of:=[.D9]*[.E9]" office:value-type="float" office:value="1575.4568" calcext:value-type="float">
            <text:p>1575.4568</text:p>
          </table:table-cell>
          <table:table-cell table:formula="of:=[.F9]*[.G9]" office:value-type="float" office:value="2052.9" calcext:value-type="float">
            <text:p>2052.9</text:p>
          </table:table-cell>
          <table:table-cell table:formula="of:=[.F28]/[.G28]*1" office:value-type="float" office:value="0.7674298796824" calcext:value-type="float">
            <text:p>0.767429879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.196" calcext:value-type="float">
            <text:p>6.196</text:p>
          </table:table-cell>
          <table:table-cell table:number-columns-repeated="3"/>
          <table:table-cell table:formula="of:=[.D10]*[.E10]" office:value-type="float" office:value="1820.94" calcext:value-type="float">
            <text:p>1820.94</text:p>
          </table:table-cell>
          <table:table-cell table:formula="of:=[.F10]*[.G10]" office:value-type="float" office:value="2421" calcext:value-type="float">
            <text:p>2421</text:p>
          </table:table-cell>
          <table:table-cell table:formula="of:=[.F29]/[.G29]*1" office:value-type="float" office:value="0.752143742255266" calcext:value-type="float">
            <text:p>0.7521437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199" calcext:value-type="float">
            <text:p>6.199</text:p>
          </table:table-cell>
          <table:table-cell table:number-columns-repeated="3"/>
          <table:table-cell table:formula="of:=[.D11]*[.E11]" office:value-type="float" office:value="1957.1235" calcext:value-type="float">
            <text:p>1957.1235</text:p>
          </table:table-cell>
          <table:table-cell table:formula="of:=[.F11]*[.G11]" office:value-type="float" office:value="2704.5" calcext:value-type="float">
            <text:p>2704.5</text:p>
          </table:table-cell>
          <table:table-cell table:formula="of:=[.F30]/[.G30]*1" office:value-type="float" office:value="0.723654464780921" calcext:value-type="float">
            <text:p>0.723654464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.208" calcext:value-type="float">
            <text:p>6.208</text:p>
          </table:table-cell>
          <table:table-cell table:number-columns-repeated="3"/>
          <table:table-cell table:formula="of:=[.D12]*[.E12]" office:value-type="float" office:value="1699.68892" calcext:value-type="float">
            <text:p>1699.68892</text:p>
          </table:table-cell>
          <table:table-cell table:formula="of:=[.F12]*[.G12]" office:value-type="float" office:value="2436.3" calcext:value-type="float">
            <text:p>2436.3</text:p>
          </table:table-cell>
          <table:table-cell table:formula="of:=[.F31]/[.G31]*1" office:value-type="float" office:value="0.697651734187087" calcext:value-type="float">
            <text:p>0.6976517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206" calcext:value-type="float">
            <text:p>6.2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0:26:04.896387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2:33:37.843914993</meta:creation-date>
    <dc:date>2015-04-19T12:44:43.962223310</dc:date>
    <meta:editing-duration>PT2H48M55S</meta:editing-duration>
    <meta:editing-cycles>14</meta:editing-cycles>
    <meta:generator>LibreOffice/4.2.7.2$Linux_X86_64 LibreOffice_project/420m0$Build-2</meta:generator>
    <meta:document-statistic meta:table-count="2" meta:cell-count="1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44cm" svg:height="10.386cm" xlink:href=".." xlink:type="simple" chart:class="chart:scatter" chart:style-name="ch1">
        <chart:title svg:x="6.547cm" svg:y="0.343cm" chart:style-name="ch2">
          <text:p>Charakterystyka Uwy - Uwe</text:p>
        </chart:title>
        <chart:plot-area chart:style-name="ch3" table:cell-range-address="Sheet2.A2:Sheet2.B32" svg:x="1.387cm" svg:y="1.355cm" svg:width="17.081cm" svg:height="7.843cm">
          <chartooo:coordinate-region svg:x="1.823cm" svg:y="1.555cm" svg:width="16.458cm" svg:height="6.996cm"/>
          <chart:axis chart:dimension="x" chart:name="primary-x" chart:style-name="ch4">
            <chart:title svg:x="8.19cm" svg:y="9.405cm" chart:style-name="ch5">
              <text:p>Napięcie na wejściu [V]</text:p>
            </chart:title>
          </chart:axis>
          <chart:axis chart:dimension="y" chart:name="primary-y" chart:style-name="ch4">
            <chart:title svg:x="0.451cm" svg:y="7cm" chart:style-name="ch6">
              <text:p>Napięcie na wyjściu [V]</text:p>
            </chart:title>
            <chart:grid chart:style-name="ch7" chart:class="major"/>
          </chart:axis>
          <chart:series chart:style-name="ch8" chart:values-cell-range-address="Sheet2.B2:Sheet2.B32" chart:class="chart:scatter">
            <chart:domain table:cell-range-address="Sheet2.A2:Sheet2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32</svg:desc>
                </draw:g>
              </table:table-cell>
              <table:table-cell office:value-type="float" office:value="0">
                <text:p>0</text:p>
                <draw:g>
                  <svg:desc>Sheet2.B2:Sheet2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.194">
                <text:p>6.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.194">
                <text:p>6.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.196">
                <text:p>6.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6.196">
                <text:p>6.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6.199">
                <text:p>6.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.208">
                <text:p>6.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.206">
                <text:p>6.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13cm" svg:height="10.094cm" xlink:href=".." xlink:type="simple" chart:class="chart:scatter" chart:column-mapping="1 0" chart:style-name="ch1">
        <chart:title svg:x="6.524cm" svg:y="0.337cm" chart:style-name="ch2">
          <text:p>Charakterystyka Uwy - Iwy</text:p>
        </chart:title>
        <chart:plot-area chart:style-name="ch3" table:cell-range-address="Sheet2.D2:Sheet2.E13" svg:x="1.383cm" svg:y="1.343cm" svg:width="16.858cm" svg:height="7.569cm">
          <chartooo:coordinate-region svg:x="1.819cm" svg:y="1.542cm" svg:width="16.142cm" svg:height="6.723cm"/>
          <chart:axis chart:dimension="x" chart:name="primary-x" chart:style-name="ch4">
            <chart:title svg:x="8.286cm" svg:y="9.113cm" chart:style-name="ch5">
              <text:p>Prąd wyjściowy [mA]</text:p>
            </chart:title>
          </chart:axis>
          <chart:axis chart:dimension="y" chart:name="primary-y" chart:style-name="ch4">
            <chart:title svg:x="0.451cm" svg:y="6.851cm" chart:style-name="ch6">
              <text:p>Napięcie na wyjściu [V]</text:p>
            </chart:title>
            <chart:grid chart:style-name="ch7" chart:class="major"/>
          </chart:axis>
          <chart:series chart:style-name="ch8" chart:values-cell-range-address="Sheet2.D2:Sheet2.D13" chart:class="chart:scatter">
            <chart:domain table:cell-range-address="Sheet2.E2:Sheet2.E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15">
                <text:p>27.915</text:p>
                <draw:g>
                  <svg:desc>Sheet2.E2:Sheet2.E13</svg:desc>
                </draw:g>
              </table:table-cell>
              <table:table-cell office:value-type="float" office:value="6.197">
                <text:p>6.197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32">
                <text:p>41.32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23">
                <text:p>51.023</text:p>
              </table:table-cell>
              <table:table-cell office:value-type="float" office:value="6.191">
                <text:p>6.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11">
                <text:p>77.1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47">
                <text:p>108.47</text:p>
              </table:table-cell>
              <table:table-cell office:value-type="float" office:value="6.184">
                <text:p>6.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98">
                <text:p>154.98</text:p>
              </table:table-cell>
              <table:table-cell office:value-type="float" office:value="6.178">
                <text:p>6.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.13">
                <text:p>194.13</text:p>
              </table:table-cell>
              <table:table-cell office:value-type="float" office:value="6.126">
                <text:p>6.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7">
                <text:p>269.77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5.518">
                <text:p>5.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8.5">
                <text:p>408.5</text:p>
              </table:table-cell>
              <table:table-cell office:value-type="float" office:value="4.791">
                <text:p>4.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.3">
                <text:p>446.3</text:p>
              </table:table-cell>
              <table:table-cell office:value-type="float" office:value="3.8084">
                <text:p>3.8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.8">
                <text:p>464.8</text:p>
              </table:table-cell>
              <table:table-cell office:value-type="float" office:value="3.331">
                <text:p>3.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41cm" svg:height="9.312cm" xlink:href=".." xlink:type="simple" chart:class="chart:scatter" chart:style-name="ch1">
        <chart:title svg:x="4.993cm" svg:y="0.322cm" chart:style-name="ch2">
          <text:p>Wykres sprawności od prądu wejściowego</text:p>
        </chart:title>
        <chart:plot-area chart:style-name="ch3" table:cell-range-address="Sheet2.E2:Sheet2.E13 Sheet2.H21:Sheet2.H31" svg:x="1.381cm" svg:y="1.313cm" svg:width="16.79cm" svg:height="6.832cm">
          <chartooo:coordinate-region svg:x="2.293cm" svg:y="1.512cm" svg:width="15.598cm" svg:height="5.986cm"/>
          <chart:axis chart:dimension="x" chart:name="primary-x" chart:style-name="ch4">
            <chart:title svg:x="8.237cm" svg:y="8.331cm" chart:style-name="ch5">
              <text:p>Prąd wejściowy [mA]</text:p>
            </chart:title>
          </chart:axis>
          <chart:axis chart:dimension="y" chart:name="primary-y" chart:style-name="ch4">
            <chart:title svg:x="0.451cm" svg:y="5.593cm" chart:style-name="ch6">
              <text:p>Sprawność</text:p>
            </chart:title>
            <chart:grid chart:style-name="ch7" chart:class="major"/>
          </chart:axis>
          <chart:series chart:style-name="ch8" chart:values-cell-range-address="Sheet2.H21:Sheet2.H31" chart:class="chart:scatter">
            <chart:domain table:cell-range-address="Sheet2.E2:Sheet2.E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15">
                <text:p>27.915</text:p>
                <draw:g>
                  <svg:desc>Sheet2.E2:Sheet2.E13</svg:desc>
                </draw:g>
              </table:table-cell>
              <table:table-cell office:value-type="float" office:value="0.744424025303382">
                <text:p>0.744424025303382</text:p>
                <draw:g>
                  <svg:desc>Sheet2.H21:Sheet2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32">
                <text:p>41.32</text:p>
              </table:table-cell>
              <table:table-cell office:value-type="float" office:value="0.771037700027122">
                <text:p>0.771037700027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23">
                <text:p>51.023</text:p>
              </table:table-cell>
              <table:table-cell office:value-type="float" office:value="0.781295879121559">
                <text:p>0.781295879121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11">
                <text:p>77.11</text:p>
              </table:table-cell>
              <table:table-cell office:value-type="float" office:value="0.793436230004324">
                <text:p>0.793436230004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47">
                <text:p>108.47</text:p>
              </table:table-cell>
              <table:table-cell office:value-type="float" office:value="0.796611182366634">
                <text:p>0.79661118236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98">
                <text:p>154.98</text:p>
              </table:table-cell>
              <table:table-cell office:value-type="float" office:value="0.793149630955044">
                <text:p>0.793149630955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.13">
                <text:p>194.13</text:p>
              </table:table-cell>
              <table:table-cell office:value-type="float" office:value="0.786113510619311">
                <text:p>0.786113510619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7">
                <text:p>269.77</text:p>
              </table:table-cell>
              <table:table-cell office:value-type="float" office:value="0.7674298796824">
                <text:p>0.7674298796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752143742255266">
                <text:p>0.752143742255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8.5">
                <text:p>408.5</text:p>
              </table:table-cell>
              <table:table-cell office:value-type="float" office:value="0.723654464780921">
                <text:p>0.723654464780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.3">
                <text:p>446.3</text:p>
              </table:table-cell>
              <table:table-cell office:value-type="float" office:value="0.697651734187087">
                <text:p>0.697651734187087</text:p>
              </table:table-cell>
            </table:table-row>
            <table:table-row>
              <table:table-cell office:value-type="string"/>
              <table:table-cell office:value-type="float" office:value="464.8">
                <text:p>464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